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1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3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3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20.00%" fo:text-align="left" fo:margin-bottom="7.00pt"/>
    </style:style>
    <style:style style:name="P2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3" style:family="paragraph">
      <style:paragraph-properties fo:line-height="100.00%" fo:text-align="left"/>
    </style:style>
    <style:style style:name="P4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5" style:family="paragraph">
      <style:paragraph-properties fo:line-height="100.00%" fo:text-align="justify" fo:margin-left="2.75pt" fo:text-indent="-2.75pt">
        <style:tab-stops>
          <style:tab-stop style:position="495.85pt"/>
        </style:tab-stops>
      </style:paragraph-properties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00.00%" fo:text-align="justify" fo:margin-left="2.75pt" fo:text-indent="-2.75pt">
        <style:tab-stops>
          <style:tab-stop style:position="495.85pt"/>
        </style:tab-stops>
      </style:paragraph-properties>
    </style:style>
    <style:style style:name="P8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9" style:family="paragraph">
      <style:paragraph-properties fo:line-height="100.00%" fo:text-align="left"/>
    </style:style>
    <style:style style:name="P10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1" style:family="paragraph">
      <style:paragraph-properties fo:line-height="100.00%" fo:text-align="left"/>
    </style:style>
    <style:style style:name="P12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3" style:family="paragraph">
      <style:paragraph-properties fo:line-height="100.00%" fo:text-align="left"/>
    </style:style>
    <style:style style:name="P14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5" style:family="paragraph">
      <style:paragraph-properties fo:line-height="100.00%" fo:text-align="left"/>
    </style:style>
    <style:style style:name="P16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7" style:family="paragraph">
      <style:paragraph-properties fo:line-height="100.00%" fo:text-align="left"/>
    </style:style>
    <style:style style:name="P18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19" style:family="paragraph">
      <style:paragraph-properties fo:line-height="100.00%" fo:text-align="left"/>
    </style:style>
    <style:style style:name="P20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21" style:family="paragraph">
      <style:paragraph-properties fo:line-height="100.00%" fo:text-align="justify" fo:margin-left="2.75pt" fo:text-indent="-2.75pt">
        <style:tab-stops>
          <style:tab-stop style:position="495.85pt"/>
        </style:tab-stops>
      </style:paragraph-properties>
    </style:style>
    <style:style style:name="P22" style:family="paragraph">
      <style:paragraph-properties fo:line-height="100.00%" fo:text-align="left"/>
    </style:style>
    <style:style style:name="P23" style:family="paragraph">
      <style:paragraph-properties fo:line-height="100.00%" fo:text-align="justify" fo:margin-left="2.75pt" fo:text-indent="-2.75pt">
        <style:tab-stops>
          <style:tab-stop style:position="495.85pt"/>
        </style:tab-stops>
      </style:paragraph-properties>
    </style:style>
    <style:style style:name="P24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25" style:family="paragraph">
      <style:paragraph-properties fo:line-height="100.00%" fo:text-align="left"/>
    </style:style>
    <style:style style:name="P26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31" style:family="paragraph">
      <style:paragraph-properties fo:line-height="100.00%" fo:text-align="left"/>
    </style:style>
    <style:style style:name="P32" style:family="paragraph">
      <style:paragraph-properties fo:line-height="100.00%" fo:text-align="justify" fo:margin-left="2.75pt" fo:text-indent="-2.75pt">
        <style:tab-stops>
          <style:tab-stop style:position="195.80pt"/>
          <style:tab-stop style:position="3286.90pt" style:type="center"/>
        </style:tab-stops>
      </style:paragraph-properties>
    </style:style>
    <style:style style:name="P33" style:family="paragraph">
      <style:paragraph-properties fo:line-height="120.00%" fo:text-align="left" fo:margin-bottom="7.00pt"/>
    </style:style>
    <style:style style:name="TableColumn0100" style:family="table-column">
      <style:table-column-properties style:column-width="2.757639in"/>
    </style:style>
    <style:style style:name="TableColumn0101" style:family="table-column">
      <style:table-column-properties style:column-width="4.167361in"/>
    </style:style>
    <style:style style:name="Table01" style:family="table">
      <style:table-properties style:width="6.925000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1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801" style:family="table-cell">
      <style:table-cell-properties fo:border-top="0.000000in solid #000000" fo:border-left="0.000000in solid #000000" fo:border-right="0.000000in solid #000000" fo:border-bottom="0.000000in solid #000000" fo:padding-left="0.038194in" fo:padding-right="0.038194in" fo:vertical-align="top" fo:background-color="# 0 0 0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>Ответы нужно давать лаконичные, достаточно продемонстрировать понимание предмета.</text:span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3"><text:span text:style-name="T3">Ф.И.О.</text:span><text:span text:style-name="T4"/></text:p>
          </table:table-cell>
          <table:table-cell table:style-name="TableCell010001">
            <text:p text:style-name="P3"><text:span text:style-name="T5">Заикин Андрей Юрьевич</text:span><text:span text:style-name="T6"/></text:p>
          </table:table-cell>
        </table:table-row>
        <table:table-row table:style-name="TableRow0101">
          <table:table-cell table:style-name="TableCell010100" table:number-columns-spanned="2">
            <text:p text:style-name="P6"><text:span text:style-name="T7">Java</text:span><text:span text:style-name="T8"/></text:p>
          </table:table-cell>
          <table:covered-table-cell/>
        </table:table-row>
        <table:table-row table:style-name="TableRow0102">
          <table:table-cell table:style-name="TableCell010200">
            <text:p text:style-name="P9"><text:span text:style-name="T9">Что такое переопределение метода?</text:span><text:span text:style-name="T10"/></text:p>
          </table:table-cell>
          <table:table-cell table:style-name="TableCell010201">
            <text:p text:style-name="P9"><text:span text:style-name="T11">Переписывания существующего функционала нашего предка</text:span><text:span text:style-name="T12"/></text:p>
          </table:table-cell>
        </table:table-row>
        <table:table-row table:style-name="TableRow0103">
          <table:table-cell table:style-name="TableCell010300">
            <text:p text:style-name="P11"><text:span text:style-name="T13">Какие бывают виды классов?</text:span><text:span text:style-name="T14"/></text:p>
          </table:table-cell>
          <table:table-cell table:style-name="TableCell010301">
            <text:p text:style-name="P11"><text:span text:style-name="T15">Top-level, static, inner,<text:s/></text:span><text:span text:style-name="T16">анонимный</text:span><text:span text:style-name="T17">,<text:s/></text:span><text:span text:style-name="T18">абстрактный</text:span><text:span text:style-name="T19">, sealed, final, local, Singleton</text:span><text:span text:style-name="T20"/></text:p>
          </table:table-cell>
        </table:table-row>
        <table:table-row table:style-name="TableRow0104">
          <table:table-cell table:style-name="TableCell010400">
            <text:p text:style-name="P13"><text:span text:style-name="T21">Как и зачем можно использовать модификатор final?</text:span><text:span text:style-name="T22"/></text:p>
          </table:table-cell>
          <table:table-cell table:style-name="TableCell010401">
            <text:p text:style-name="P13"><text:span text:style-name="T23">На класс - запретить наследование</text:span></text:p>
            <text:p text:style-name="P13"><text:span text:style-name="T23">На переменую - сделать её константой</text:span></text:p>
            <text:p text:style-name="P13"><text:span text:style-name="T23">На метод - запретить переопределение</text:span><text:span text:style-name="T24"/></text:p>
          </table:table-cell>
        </table:table-row>
        <table:table-row table:style-name="TableRow0105">
          <table:table-cell table:style-name="TableCell010500">
            <text:p text:style-name="P15"><text:span text:style-name="T25">Какие есть варианты использования ключевого слова try?</text:span><text:span text:style-name="T26"/></text:p>
          </table:table-cell>
          <table:table-cell table:style-name="TableCell010501">
            <text:p text:style-name="P15"><text:span text:style-name="T27">try-catch -<text:s/></text:span><text:span text:style-name="T28">ловим исключение в<text:s/></text:span><text:span text:style-name="T29">try<text:s/></text:span><text:span text:style-name="T30">и обрабатываем его в<text:s/></text:span><text:span text:style-name="T31">catch</text:span></text:p>
            <text:p text:style-name="P15"><text:span text:style-name="T31">try-catch with resources -<text:s/></text:span><text:span text:style-name="T32">позволяет в () ложить ресурсы</text:span><text:span text:style-name="T33">,<text:s/></text:span><text:span text:style-name="T34">которые реализовывают<text:s/></text:span><text:span text:style-name="T35">autocloseble/closeble,<text:s/></text:span><text:span text:style-name="T36">после выполнения блока<text:s/></text:span><text:span text:style-name="T37">try<text:s/></text:span><text:span text:style-name="T38">они сами закрываются в порядке инверсивном от добавления</text:span></text:p>
            <text:p text:style-name="P15"><text:span text:style-name="T39">try-finally -<text:s/></text:span><text:span text:style-name="T40">не обрабатываем исключение</text:span><text:span text:style-name="T41">,<text:s/></text:span><text:span text:style-name="T42">но нужно чтобы выполнился код в<text:s/></text:span><text:span text:style-name="T43">finally</text:span></text:p>
            <text:p text:style-name="P15"><text:span text:style-name="T43">try-catch-finally -<text:s/></text:span><text:span text:style-name="T44">как<text:s/></text:span><text:span text:style-name="T45">try-catch<text:s/></text:span><text:span text:style-name="T46">но добавляем блок<text:s/></text:span><text:span text:style-name="T47">finally<text:s/></text:span><text:span text:style-name="T48">для какого-нибудь гарантированного выполнения кода</text:span><text:span text:style-name="T49">,<text:s/></text:span><text:span text:style-name="T50">стоит сказать</text:span><text:span text:style-name="T51">,<text:s/></text:span><text:span text:style-name="T52">что существуют варианты где блок<text:s/></text:span><text:span text:style-name="T53">finally<text:s/></text:span><text:span text:style-name="T54">не отработает</text:span><text:span text:style-name="T55">,<text:s/></text:span><text:span text:style-name="T56">например попал в бесконечный цикл или при сбое<text:s/></text:span><text:span text:style-name="T57">jvm,<text:s/></text:span><text:span text:style-name="T58">например</text:span><text:span text:style-name="T59"/></text:p>
          </table:table-cell>
        </table:table-row>
        <table:table-row table:style-name="TableRow0106">
          <table:table-cell table:style-name="TableCell010600">
            <text:p text:style-name="P17"><text:span text:style-name="T60">Какие есть стандартные реализации интерфейса List и в каких ситуациях их нужно использовать?</text:span><text:span text:style-name="T61"/></text:p>
          </table:table-cell>
          <table:table-cell table:style-name="TableCell010601">
            <text:p text:style-name="P17"><text:span text:style-name="T62">ArrayList -<text:s/></text:span><text:span text:style-name="T63">когда нам важен доступ по<text:s/></text:span><text:span text:style-name="T64">O(1),<text:s/></text:span><text:span text:style-name="T65">когда операций добавления в середину</text:span><text:span text:style-name="T66">/</text:span><text:span text:style-name="T67">начало не много</text:span></text:p>
            <text:p text:style-name="P17"><text:span text:style-name="T68">LinkedList -<text:s/></text:span><text:span text:style-name="T69">когда у нас много операций</text:span><text:span text:style-name="T70"><text:s/></text:span><text:span text:style-name="T71">на добавления в начало</text:span><text:span text:style-name="T72">,<text:s/></text:span><text:span text:style-name="T73">например</text:span><text:span text:style-name="T74">,<text:s/></text:span><text:span text:style-name="T75">или нужен двунаправленный итератор</text:span><text:span text:style-name="T76">,<text:s/></text:span><text:span text:style-name="T77">при этом не нужен быстрый доступ по индексу</text:span></text:p>
            <text:p text:style-name="P17"><text:span text:style-name="T78">ConcurrentOnWriteArrayList<text:s/></text:span><text:span text:style-name="T79"><text:s/>это потокобезопасная реализация списка, которая при каждой операции изменения создает копию внутреннего массива. Это позволяет безопасно работать с листом в многопоточной среде без дополнительной синхронизации</text:span><text:span text:style-name="T80"/></text:p>
          </table:table-cell>
        </table:table-row>
        <table:table-row table:style-name="TableRow0107">
          <table:table-cell table:style-name="TableCell010700">
            <text:p text:style-name="P19"><text:span text:style-name="T81">В чём основная идея стримов из пакета java.util.stream?</text:span><text:span text:style-name="T82"/></text:p>
          </table:table-cell>
          <table:table-cell table:style-name="TableCell010701">
            <text:p text:style-name="P19"><text:span text:style-name="T83">позволяет удобно обрабатывать данные в функциональном стиле</text:span><text:span text:style-name="T84">,<text:s/></text:span><text:span text:style-name="T85">получается красивый и лаконичный код.</text:span><text:span text:style-name="T86"/></text:p>
          </table:table-cell>
        </table:table-row>
        <table:table-row table:style-name="TableRow0108">
          <table:table-cell table:style-name="TableCell010800" table:number-columns-spanned="2">
            <text:p text:style-name="P22"><text:span text:style-name="T87">Разное</text:span><text:span text:style-name="T88"/></text:p>
          </table:table-cell>
          <table:covered-table-cell/>
        </table:table-row>
        <table:table-row table:style-name="TableRow0109">
          <table:table-cell table:style-name="TableCell010900">
            <text:p text:style-name="P25"><text:span text:style-name="T89">Каким критериям должна удовлетворять<text:s/></text:span><text:span text:style-name="T90">«</text:span><text:span text:style-name="T91">хорошая</text:span><text:span text:style-name="T92">»<text:s/></text:span><text:span text:style-name="T93">хэш-функция?</text:span><text:span text:style-name="T94"/></text:p>
          </table:table-cell>
          <table:table-cell table:style-name="TableCell010901">
            <text:p text:style-name="P25"><text:span text:style-name="T95">Равномерно распределять хэши для избежания коллизий</text:span><text:span text:style-name="T96">,<text:s/></text:span><text:span text:style-name="T97">быстро вычисляться</text:span><text:span text:style-name="T98">,<text:s/></text:span><text:span text:style-name="T99">всегда возвращать одинаковый хэш для одного и того же кода</text:span><text:span text:style-name="T100">,<text:s/></text:span><text:span text:style-name="T101">использовать в вычислении хешкода те же поля</text:span><text:span text:style-name="T102">,<text:s/></text:span><text:span text:style-name="T103">что и присутствуют в<text:s/></text:span><text:span text:style-name="T104">equals<text:s/></text:span><text:span text:style-name="T105">для сравнения</text:span><text:span text:style-name="T106"/></text:p>
          </table:table-cell>
        </table:table-row>
        <table:table-row table:style-name="TableRow0110">
          <table:table-cell table:style-name="TableCell011000">
            <text:p text:style-name="P27"><text:span text:style-name="T107">В чём причина популярности и широкого распространения кодировки UTF-8?</text:span><text:span text:style-name="T108"/></text:p>
          </table:table-cell>
          <table:table-cell table:style-name="TableCell011001">
            <text:p text:style-name="P27"><text:span text:style-name="T109">Де-факто стандарт почти всех программ и сайтов на текущий момент времени</text:span><text:span text:style-name="T110">,<text:s/></text:span><text:span text:style-name="T111">она кодирует все символы всех языкок и экономит место ибо английские символы занимают всего байт</text:span><text:span text:style-name="T112">,<text:s/></text:span><text:span text:style-name="T113">у условных<text:s/></text:span><text:span text:style-name="T114">utf-16<text:s/></text:span><text:span text:style-name="T115">и<text:s/></text:span><text:span text:style-name="T116">utf-32<text:s/></text:span><text:span text:style-name="T117">хранение занимает на 1 и 3 соответственно байта больше</text:span><text:span text:style-name="T118"/></text:p>
          </table:table-cell>
        </table:table-row>
        <table:table-row table:style-name="TableRow0111">
          <table:table-cell table:style-name="TableCell011100">
            <text:p text:style-name="P29"><text:span text:style-name="T119">Сравните форматы XML и JSON. Когда какой использовать?</text:span><text:span text:style-name="T120"/></text:p>
          </table:table-cell>
          <table:table-cell table:style-name="TableCell011101">
            <text:p text:style-name="P29"><text:span text:style-name="T121">XML<text:s/></text:span><text:span text:style-name="T122">мы используем для описания строгих схем и команд</text:span><text:span text:style-name="T123">,<text:s/></text:span><text:span text:style-name="T124">например</text:span><text:span text:style-name="T125">,<text:s/></text:span><text:span text:style-name="T126">в миграции данных<text:s/></text:span><text:span text:style-name="T127">Liquibase<text:s/></text:span><text:span text:style-name="T128">или описывая модели в<text:s/></text:span><text:span text:style-name="T129">Camunda, Json<text:s/></text:span><text:span text:style-name="T130">же мы используем для быстрого парсинга</text:span><text:span text:style-name="T131">,<text:s/></text:span><text:span text:style-name="T132">когда нам нужен легкий и быстрый обмен данными</text:span><text:span text:style-name="T133"/></text:p>
          </table:table-cell>
        </table:table-row>
        <table:table-row table:style-name="TableRow0112">
          <table:table-cell table:style-name="TableCell011200">
            <text:p text:style-name="P31"><text:span text:style-name="T134">Опишите что будет происходить<text:s/></text:span><text:span text:style-name="T135">«</text:span><text:span text:style-name="T136">под капотом</text:span><text:span text:style-name="T137">»<text:s/></text:span><text:span text:style-name="T138">после ввода адреса сайта в браузере и нажатия Enter?</text:span><text:span text:style-name="T139"/></text:p>
          </table:table-cell>
          <table:table-cell table:style-name="TableCell011201">
            <text:p text:style-name="P31"><text:span text:style-name="T140">Браузер переводит доменное имя<text:s text:c="2"/>сайта в его<text:s/></text:span><text:span text:style-name="T141">ip</text:span><text:span text:style-name="T142"><text:s/>через доменную систему имен, устанавливает соединение с сервером, отправляет HTTP-запрос, получает ответ с данными сайта и отображает страницу пользователю.</text:span><text:span text:style-name="T143"/></text:p>
          </table:table-cell>
        </table:table-row>
      </table:table>
      <text:p text:style-name="P33"><text:span text:style-name="T14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